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102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" style:family="graphic" style:parent-style-name="standard">
      <style:graphic-properties draw:stroke="solid" svg:stroke-width="0.051cm" draw:marker-start-width="0.049cm" draw:marker-end-width="0.04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3" style:family="graphic" style:parent-style-name="standard">
      <style:graphic-properties draw:stroke="solid" svg:stroke-width="0.051cm" draw:marker-start-width="0.049cm" draw:marker-end-width="0.049cm" draw:fill="none" draw:textarea-horizontal-align="center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4.437cm" fo:padding-top="0.201cm" fo:padding-bottom="0.201cm" fo:padding-left="0.326cm" fo:padding-right="0.326cm"/>
    </style:style>
    <style:style style:name="gr5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6cm" fo:min-width="5.142cm" fo:padding-top="0.201cm" fo:padding-bottom="0.201cm" fo:padding-left="0.326cm" fo:padding-right="0.326cm"/>
    </style:style>
    <style:style style:name="gr6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1.087cm" fo:min-width="5.141cm" fo:padding-top="0.201cm" fo:padding-bottom="0.201cm" fo:padding-left="0.326cm" fo:padding-right="0.326cm"/>
    </style:style>
    <style:style style:name="gr7" style:family="graphic" style:parent-style-name="standard">
      <style:graphic-properties draw:stroke="solid" svg:stroke-width="0.051cm" draw:marker-start-width="0.152cm" draw:marker-end="Arrow" draw:marker-end-width="0.305cm" draw:fill="none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152cm" svg:stroke-color="#000000" draw:fill="none" draw:fill-color="#ffffff" draw:textarea-horizontal-align="left" draw:auto-grow-height="true" draw:auto-grow-width="true" fo:min-height="0.509cm" fo:min-width="1.008cm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width="0.152cm" svg:stroke-color="#000000" draw:fill="none" draw:fill-color="#ffffff" fo:min-height="5.115cm" fo:padding-top="0.201cm" fo:padding-bottom="0.201cm" fo:padding-left="0.326cm" fo:padding-right="0.32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marker-end="Arrow" draw:marker-end-width="0.3cm" svg:stroke-opacity="95%" draw:textarea-horizontal-align="center" draw:textarea-vertical-align="middle"/>
    </style:style>
    <style:style style:name="gr12" style:family="graphic" style:parent-style-name="standard">
      <style:graphic-properties draw:marker-end="Arrow" draw:marker-end-width="0.3cm" draw:textarea-horizontal-align="center" draw:textarea-vertical-align="middle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9.2999992370605pt"/>
    </style:style>
    <style:style style:name="P4" style:family="paragraph">
      <style:text-properties fo:font-family="Impact" style:font-family-generic="swiss" style:font-pitch="variable" fo:font-style="italic"/>
    </style:style>
    <style:style style:name="P5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9.2999992370605pt"/>
    </style:style>
    <style:style style:name="T2" style:family="text">
      <style:text-properties fo:font-size="19.2999992370605pt" fo:font-style="italic"/>
    </style:style>
    <style:style style:name="T3" style:family="text">
      <style:text-properties fo:font-family="Impact" style:font-family-generic="swiss" style:font-pitch="variable" fo:font-style="italic"/>
    </style:style>
    <style:style style:name="T4" style:family="text">
      <style:text-properties fo:font-family="Arial" style:font-family-generic="swiss" style:font-pitch="variable" fo:font-style="italic"/>
    </style:style>
    <style:style style:name="T5" style:family="text">
      <style:text-properties fo:font-family="Arial" style:font-family-generic="swiss" style:font-pitch="variable" fo:font-size="14pt" fo:font-style="italic"/>
    </style:style>
    <style:style style:name="T6" style:family="text">
      <style:text-properties fo:font-family="Impact" style:font-family-generic="swiss" style:font-pitch="variable" fo:font-size="14pt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controls" svg:width="7.54cm" svg:height="8.169cm" svg:x="9.099cm" svg:y="2.57cm">
          <text:p text:style-name="P2"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custom-shape draw:style-name="gr2" draw:text-style-name="P1" draw:id="id1" draw:layer="layout" svg:width="6.35cm" svg:height="4.445cm" svg:x="9.525cm" svg:y="3.175cm">
          <text:p text:style-name="P2"/>
          <draw:enhanced-geometry svg:viewBox="0 0 21600 21600" draw:mirror-horizontal="false" draw:mirror-vertical="false" draw:glue-points="10800 0 0 8260 4230 21600 10800 21600 17370 21600 21600 8260" draw:text-areas="4230 5080 17370 21600" draw:type="pentagon" draw:enhanced-path="M 10800 0 L 0 8260 4230 21600 17370 21600 21600 8260 10800 0 Z N"/>
        </draw:custom-shape>
        <draw:rect draw:style-name="gr3" draw:text-style-name="P1" draw:id="id2" draw:layer="layout" svg:width="7.469cm" svg:height="4.48cm" svg:x="4.318cm" svg:y="12.361cm">
          <text:p text:style-name="P2"/>
        </draw:rect>
        <draw:rect draw:style-name="gr3" draw:text-style-name="P1" draw:id="id3" draw:layer="layout" svg:width="7.469cm" svg:height="4.48cm" svg:x="13.486cm" svg:y="12.246cm">
          <text:p text:style-name="P2"/>
        </draw:rect>
        <draw:frame draw:style-name="gr4" draw:text-style-name="P3" draw:layer="layout" svg:width="5.51cm" svg:height="1.919cm" svg:x="9.971cm" svg:y="4.592cm">
          <draw:text-box>
            <text:p text:style-name="P2"><text:span text:style-name="T1"><text:s text:c="5"/></text:span><text:span text:style-name="T1">TreeMap</text:span></text:p>
            <text:p text:style-name="P2"><text:span text:style-name="T2">x1 = 1248 bytes</text:span></text:p>
          </draw:text-box>
        </draw:frame>
        <draw:frame draw:style-name="gr5" draw:text-style-name="P3" draw:layer="layout" svg:width="6.272cm" svg:height="1.919cm" svg:x="4.963cm" svg:y="13.524cm">
          <draw:text-box>
            <text:p text:style-name="P2"><text:span text:style-name="T1"><text:s text:c="8"/></text:span><text:span text:style-name="T1">Double</text:span></text:p>
            <text:p text:style-name="P2"><text:span text:style-name="T2">x100 = 2400 bytes</text:span></text:p>
          </draw:text-box>
        </draw:frame>
        <draw:frame draw:style-name="gr6" draw:text-style-name="P3" draw:layer="layout" svg:width="6.272cm" svg:height="1.919cm" svg:x="13.987cm" svg:y="13.408cm">
          <draw:text-box>
            <text:p text:style-name="P2"><text:span text:style-name="T1"><text:s text:c="8"/></text:span><text:span text:style-name="T1">Double</text:span></text:p>
            <text:p text:style-name="P2"><text:span text:style-name="T2">x100 = 2400 bytes</text:span></text:p>
          </draw:text-box>
        </draw:frame>
        <draw:connector draw:style-name="gr7" draw:text-style-name="P1" draw:layer="layout" draw:type="line" svg:x1="12.699cm" svg:y1="7.62cm" svg:x2="8.052cm" svg:y2="12.361cm" draw:start-shape="id1" draw:start-glue-point="7" draw:end-shape="id2" draw:end-glue-point="0">
          <text:p text:style-name="P2"/>
        </draw:connector>
        <draw:connector draw:style-name="gr7" draw:text-style-name="P1" draw:layer="layout" draw:type="line" svg:x1="12.699cm" svg:y1="7.62cm" svg:x2="17.22cm" svg:y2="12.246cm" draw:start-shape="id1" draw:start-glue-point="7" draw:end-shape="id3" draw:end-glue-point="0">
          <text:p text:style-name="P2"/>
        </draw:connector>
        <draw:frame draw:style-name="gr8" draw:text-style-name="P3" draw:layer="layout" svg:width="1.797cm" svg:height="1.161cm" svg:x="15.333cm" svg:y="9.947cm">
          <draw:text-box>
            <text:p text:style-name="P2"><text:span text:style-name="T1">100</text:span></text:p>
          </draw:text-box>
        </draw:frame>
        <draw:frame draw:style-name="gr8" draw:text-style-name="P3" draw:layer="layout" svg:width="1.797cm" svg:height="1.161cm" svg:x="8.214cm" svg:y="9.888cm">
          <draw:text-box>
            <text:p text:style-name="P2"><text:span text:style-name="T1">100</text:span></text:p>
          </draw:text-box>
        </draw:frame>
        <draw:frame draw:style-name="gr9" draw:text-style-name="P2" draw:layer="layout" svg:width="9.08cm" svg:height="5.517cm" svg:x="13.97cm" svg:y="2.287cm">
          <draw:text-box>
            <text:p text:style-name="P2"/>
          </draw:text-box>
        </draw:frame>
        <draw:frame draw:style-name="gr10" draw:text-style-name="P4" draw:layer="layout" svg:width="4.21cm" svg:height="1.026cm" svg:x="19.001cm" svg:y="7.62cm">
          <draw:text-box>
            <text:p text:style-name="P2"><text:span text:style-name="T3"><text:s text:c="2"/></text:span><text:span text:style-name="T4"><text:s/></text:span><text:span text:style-name="T5">average fanout</text:span></text:p>
          </draw:text-box>
        </draw:frame>
        <draw:frame draw:style-name="gr10" draw:text-style-name="P4" draw:layer="layout" svg:width="2.839cm" svg:height="1.026cm" svg:x="22.557cm" svg:y="10.795cm">
          <draw:text-box>
            <text:p text:style-name="P2"><text:span text:style-name="T3"><text:s text:c="3"/></text:span><text:span text:style-name="T4">entities</text:span></text:p>
          </draw:text-box>
        </draw:frame>
        <draw:line draw:style-name="gr11" draw:text-style-name="P1" draw:layer="layout" svg:x1="23.495cm" svg:y1="12.065cm" svg:x2="20.955cm" svg:y2="13.97cm">
          <text:p text:style-name="P2"/>
        </draw:line>
        <draw:line draw:style-name="gr12" draw:text-style-name="P1" draw:layer="layout" svg:x1="6.985cm" svg:y1="5.715cm" svg:x2="9.525cm" svg:y2="6.35cm">
          <text:p text:style-name="P2"/>
        </draw:line>
        <draw:line draw:style-name="gr12" draw:text-style-name="P1" draw:layer="layout" svg:x1="20.955cm" svg:y1="8.89cm" svg:x2="17.145cm" svg:y2="10.16cm">
          <text:p text:style-name="P2"/>
        </draw:line>
        <draw:frame draw:style-name="gr10" draw:text-style-name="P4" draw:layer="layout" svg:width="4.202cm" svg:height="1.733cm" svg:x="2.804cm" svg:y="4.445cm">
          <draw:text-box>
            <text:p text:style-name="P2"><text:span text:style-name="T3"><text:s text:c="3"/></text:span><text:span text:style-name="T4">collection</text:span></text:p>
            <text:p text:style-name="P2"><text:span text:style-name="T4">infrastructure</text:span></text:p>
          </draw:text-box>
        </draw:frame>
        <draw:frame draw:style-name="gr10" draw:text-style-name="P4" draw:layer="layout" svg:width="3.355cm" svg:height="1.026cm" svg:x="5.006cm" svg:y="18.024cm">
          <draw:text-box>
            <text:p text:style-name="P2"><text:span text:style-name="T3"><text:s text:c="2"/></text:span><text:span text:style-name="T6"><text:s/></text:span><text:span text:style-name="T5">entity count</text:span></text:p>
          </draw:text-box>
        </draw:frame>
        <draw:line draw:style-name="gr12" draw:text-style-name="P1" draw:layer="layout" svg:x1="6.35cm" svg:y1="17.78cm" svg:x2="6.35cm" svg:y2="15.24cm">
          <text:p text:style-name="P2"/>
        </draw:line>
        <draw:frame draw:style-name="gr10" draw:text-style-name="P4" draw:layer="layout" svg:width="4.477cm" svg:height="1.026cm" svg:x="16.461cm" svg:y="17.78cm">
          <draw:text-box>
            <text:p text:style-name="P2"><text:span text:style-name="T3"><text:s text:c="2"/></text:span><text:span text:style-name="T5"><text:s/></text:span><text:span text:style-name="T5">bytes consumed</text:span></text:p>
          </draw:text-box>
        </draw:frame>
        <draw:line draw:style-name="gr12" draw:text-style-name="P1" draw:layer="layout" svg:x1="18.415cm" svg:y1="17.78cm" svg:x2="17.145cm" svg:y2="15.24cm">
          <text:p text:style-name="P2"/>
        </draw:line>
        <presentation:notes draw:style-name="dp2">
          <draw:page-thumbnail draw:style-name="gr13" draw:layer="layout" svg:width="8.094cm" svg:height="10.476cm" svg:x="6.747cm" svg:y="2.123cm" draw:page-number="1" presentation:class="page"/>
          <draw:frame presentation:style-name="pr1" draw:text-style-name="P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95%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4-01T13:13:31</meta:creation-date>
    <dc:date>2009-04-23T19:52:19</dc:date>
    <dc:language>en-US</dc:language>
    <meta:editing-cycles>7</meta:editing-cycles>
    <meta:editing-duration>PT20M37S</meta:editing-duration>
    <meta:user-defined meta:name="Info 1"/>
    <meta:user-defined meta:name="Info 2"/>
    <meta:user-defined meta:name="Info 3"/>
    <meta:user-defined meta:name="Info 4"/>
    <meta:document-statistic meta:object-count="45"/>
  </office:meta>
</office:document-meta>
</file>